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Įprastasis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aveikslėlis 1" text:anchor-type="as-char" svg:x="0in" svg:y="0in" svg:width="6.6875in" svg:height="1.833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text-properties fo:hyphenate="false"/>
    </style:style>
    <style:style style:name="Numatytasispastraiposšriftas" style:display-name="Numatytasis pastraipos šrifta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BT CBT</meta:initial-creator>
    <dc:creator>CBT CBT</dc:creator>
    <meta:creation-date>2018-05-07T08:16:00Z</meta:creation-date>
    <dc:date>2018-05-07T08:17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1" meta:row-count="1" meta:non-whitespace-character-count="1"/>
  </office:meta>
</office:document-meta>
</file>